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532*"/>
    </style:style>
    <style:style style:name="表11.B" style:family="table-column">
      <style:table-column-properties style:column-width="16.062cm" style:rel-column-width="9106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2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3" style:family="paragraph" style:parent-style-name="Table_20_Contents" style:list-style-name="L16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7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8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9">
      <style:text-properties style:font-name="Verdana" fo:font-size="14pt" style:font-size-asian="14pt" style:font-size-complex="14pt"/>
    </style:style>
    <style:style style:name="P27" style:family="paragraph" style:parent-style-name="Text_20_body" style:list-style-name="L15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50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5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size="13pt" fo:font-style="italic" fo:font-weight="bold" fo:background-color="#ffcc00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text-line-through-style="none" style:text-underline-style="none" style:text-blinking="false" fo:background-color="transparent"/>
    </style:style>
    <style:style style:name="T12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1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/>
      <text:p text:style-name="P6"><text:span text:style-name="T2">12.1_1</text:span>---------------------------------------------------------------------------</text:p>
      <text:p text:style-name="P4">res free# JVEMV6 44#12.1_1 / 44. currency / 12. admin / 1. setup-mt4-in-note-pc / 20200514_141558</text:p>
      <text:p text:style-name="P5"/>
      <text:p text:style-name="P5">[do] <text:span text:style-name="T1">#_ </text:span></text:p>
      <text:list xml:id="list7531942787817340075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==&gt; see memo (log file in “shortcut...”)</text:p>
            </text:list-item>
          </text:list>
        </text:list-item>
      </text:list>
      <text:p text:style-name="P5"/>
      <text:p text:style-name="P5">[next]</text:p>
      <text:list xml:id="list1257103932988518855" text:style-name="L2">
        <text:list-item>
          <text:p text:style-name="P31">TASK : COMP</text:p>
        </text:list-item>
      </text:list>
      <text:p text:style-name="P5">[further]</text:p>
      <text:p text:style-name="P12"><text:span text:style-name="T9"><text:line-break/></text:span><text:span text:style-name="T10">[/ XXX] 20200514_141625</text:span></text:p>
      <text:p text:style-name="P17"/>
      <text:p text:style-name="P11"/>
      <text:p text:style-name="P3"/>
      <text:p text:style-name="P5"><text:span text:style-name="T3">11.1_ X</text:span>---------------------------------------------------------------------------</text:p>
      <text:p text:style-name="P15">res free# JVEMV6 44#11.3_1.1_1 / 44. currency / 11. prog-mt4 / 3. ea / 1.1 ea-5.1 / 20200515_115452</text:p>
      <text:p text:style-name="P5"/>
      <text:p text:style-name="P5">[do] <text:span text:style-name="T1">#_ </text:span></text:p>
      <text:list xml:id="list3398546264295051083" text:style-name="L3">
        <text:list-item>
          <text:p text:style-name="P32">REVIEW </text:p>
        </text:list-item>
        <text:list-item>
          <text:p text:style-name="P32"><text:soft-page-break/>TASK-1 : start</text:p>
          <text:list>
            <text:list-item>
              <text:p text:style-name="P32"><text:span text:style-name="T1">#_ </text:span>T-1.1</text:p>
              <text:list>
                <text:list-item>
                  <text:p text:style-name="P32">DUP ==&gt; ea-4.mq4</text:p>
                </text:list-item>
                <text:list-item>
                  <text:p text:style-name="P32">func list</text:p>
                  <text:list>
                    <text:list-item>
                      <text:p text:style-name="P32">gen-func-list.bat // (C:\Users\iwabuchiken\AppData\Roaming\MetaQuotes\Terminal\34B08C83A5AAE27A4079DE708E60511E\MQL4\utils)</text:p>
                      <text:list>
                        <text:list-item>
                          <text:p text:style-name="P32">edit</text:p>
                        </text:list-item>
                      </text:list>
                    </text:list-item>
                  </text:list>
                </text:list-item>
                <text:list-item>
                  <text:p text:style-name="P32">compile ==&gt; OK</text:p>
                </text:list-item>
                <text:list-item>
                  <text:p text:style-name="P32">EXEC ==&gt; OK</text:p>
                </text:list-item>
              </text:list>
            </text:list-item>
            <text:list-item>
              <text:p text:style-name="P32">T-1.2 : new FUNC : dp_Dispatch(int idOf_DP) : bool</text:p>
              <text:list>
                <text:list-item>
                  <text:list>
                    <text:list-item>
                      <text:p text:style-name="P32">//_20200515_120722:tmp (ea-5.1.mq4)</text:p>
                    </text:list-item>
                    <text:list-item>
                      <text:p text:style-name="P32">libfx_dp_1.mqh</text:p>
                    </text:list-item>
                  </text:list>
                </text:list-item>
                <text:list-item>
                  <text:p text:style-name="P32">CODE</text:p>
                  <text:list>
                    <text:list-item>
                      <text:p text:style-name="P32">signature</text:p>
                    </text:list-item>
                    <text:list-item>
                      <text:p text:style-name="P32">labels</text:p>
                    </text:list-item>
                    <text:list-item>
                      <text:p text:style-name="P32">caller</text:p>
                    </text:list-item>
                  </text:list>
                </text:list-item>
                <text:list-item>
                  <text:p text:style-name="P32">COMPILE : OK</text:p>
                </text:list-item>
                <text:list-item>
                  <text:p text:style-name="P32">TEST :==&gt; OK</text:p>
                </text:list-item>
              </text:list>
            </text:list-item>
            <text:list-item>
              <text:p text:style-name="P32"><text:span text:style-name="T1">#_ </text:span>T-1.3 : libfx_dp_1.mqh ==&gt; funclist</text:p>
            </text:list-item>
            <text:list-item>
              <text:p text:style-name="P32">T-1.4 : func “dp_Dispatch” ==&gt; if sentence → coding</text:p>
              <text:list>
                <text:list-item>
                  <text:p text:style-name="P32"><text:span text:style-name="T1">#_ </text:span>CODE : //_20200515_123508:tmp</text:p>
                  <text:list>
                    <text:list-item>
                      <text:p text:style-name="P32">new FUNC : dp_5_1_PrevBar_BB_egt_2()</text:p>
                      <text:list>
                        <text:list-item>
                          <text:p text:style-name="P32"><text:span text:style-name="T1">#_ </text:span>sig</text:p>
                        </text:list-item>
                        <text:list-item>
                          <text:p text:style-name="P32"><text:span text:style-name="T1">#_ </text:span>labels</text:p>
                        </text:list-item>
                        <text:list-item>
                          <text:p text:style-name="P32"><text:span text:style-name="T1">#_ </text:span>caller</text:p>
                        </text:list-item>
                      </text:list>
                    </text:list-item>
                    <text:list-item>
                      <text:p text:style-name="P32">COMPILE ==&gt; OK</text:p>
                    </text:list-item>
                    <text:list-item>
                      <text:p text:style-name="P32"><text:span text:style-name="T1">#_ </text:span>TEST ==&gt; 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  <text:list-item>
                  <text:p text:style-name="P32">CODE : actual lines : //_20200515_124341:tmp</text:p>
                </text:list-item>
                <text:list-item>
                  <text:p text:style-name="P32"><text:soft-page-break/>COMPILE : OK</text:p>
                </text:list-item>
                <text:list-item>
                  <text:p text:style-name="P32">TEST :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5632277438199530" text:style-name="L4">
        <text:list-item>
          <text:p text:style-name="P33">TASK : TASKS-22</text:p>
        </text:list-item>
      </text:list>
      <text:p text:style-name="P5">[further]</text:p>
      <text:p text:style-name="P12"><text:span text:style-name="T9"><text:line-break/></text:span><text:span text:style-name="T10">[/ XXX] 20200515_125731</text:span></text:p>
      <text:p text:style-name="P17"/>
      <text:p text:style-name="P6"><text:span text:style-name="T2">12.2_X</text:span>---------------------------------------------------------------------------</text:p>
      <text:p text:style-name="P4">res free# JVEMV6 44#12.2_1 / 44. currency / 12. admin / 2. introduce-mq4-file-from-desktop-to-note / 20200515_125850</text:p>
      <text:p text:style-name="P3"/>
      <text:p text:style-name="P5">[do] <text:span text:style-name="T1">#_ </text:span></text:p>
      <text:list xml:id="list39432300" text:continue-list="list7531942787817340075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T-1.1 : steps</text:p>
              <text:list>
                <text:list-item>
                  <text:p text:style-name="P3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9445004" text:continue-numbering="true" text:style-name="L1">
        <text:list-item>
          <text:list>
            <text:list-item>
              <text:list>
                <text:list-item>
                  <text:p text:style-name="P30">note</text:p>
                  <text:list>
                    <text:list-item>
                      <text:p text:style-name="P3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94330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68219923329855033" text:style-name="L5">
        <text:list-item>
          <text:p text:style-name="P34">TASK</text:p>
        </text:list-item>
      </text:list>
      <text:p text:style-name="P5">[further]</text:p>
      <text:p text:style-name="P12"><text:soft-page-break/><text:span text:style-name="T9"><text:line-break/></text:span><text:span text:style-name="T10">[/ XXX] </text:span></text:p>
      <text:p text:style-name="P17"/>
      <text:p text:style-name="P11"/>
      <text:p text:style-name="P5"><text:span text:style-name="T3">10.4_X</text:span>---------------------------------------------------------------------------</text:p>
      <text:p text:style-name="P15">res free# JVEMV6 44#10.4_7 / 44. currency / 10. prog-php / 4. gen-trading-result-list-file / 20200516_122949</text:p>
      <text:p text:style-name="P5"/>
      <text:p text:style-name="P5">[do] <text:span text:style-name="T1">#_ </text:span></text:p>
      <text:list xml:id="list5570243175315337050" text:style-name="L6">
        <text:list-item>
          <text:p text:style-name="P35">REVIEW </text:p>
        </text:list-item>
        <text:list-item>
          <text:p text:style-name="P35">TASK-1</text:p>
          <text:list>
            <text:list-item>
              <text:p text:style-name="P35">steps</text:p>
              <text:list>
                <text:list-item>
                  <text:p text:style-name="P35">gen : trade report</text:p>
                  <text:list>
                    <text:list-item>
                      <text:p text:style-name="P3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9446922" text:continue-numbering="true" text:style-name="L6">
        <text:list-item>
          <text:list>
            <text:list-item>
              <text:list>
                <text:list-item>
                  <text:p text:style-name="P35">PROBLEM : “'$cntOf_Ticket_Num_Match : 0'”</text:p>
                  <text:list>
                    <text:list-item>
                      <text:p text:style-name="P35">TRY-1</text:p>
                      <text:list>
                        <text:list-item>
                          <text:p text:style-name="P35"><text:soft-page-break/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5">sheet</text:p>
                  <text:list>
                    <text:list-item>
                      <text:p text:style-name="P35">log_JVE_44_10_3_4.[session-3].ods</text:p>
                    </text:list-item>
                    <text:list-item>
                      <text:p text:style-name="P35">DUP : tab “4”</text:p>
                    </text:list-item>
                    <text:list-item>
                      <text:p text:style-name="P35">delete : entries</text:p>
                    </text:list-item>
                    <text:list-item>
                      <text:p text:style-name="P35">C/P : file content</text:p>
                    </text:list-item>
                    <text:list-item>
                      <text:p text:style-name="P35">DUP : tab ==&gt; “5.1”</text:p>
                    </text:list-item>
                    <text:list-item>
                      <text:p text:style-name="P35">entries ==&gt; sort : BB-loc.-1 ~ -3</text:p>
                    </text:list-item>
                  </text:list>
                </text:list-item>
              </text:list>
            </text:list-item>
            <text:list-item>
              <text:p text:style-name="P3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2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9416469" text:continue-numbering="true" text:style-name="L6">
        <text:list-item>
          <text:list>
            <text:list-item>
              <text:p text:style-name="P3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2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7296184188714149437" text:style-name="L7">
              <text:list-item>
                <text:p text:style-name="P20">この sequence は、プラスか？</text:p>
                <text:list>
                  <text:list-item>
                    <text:p text:style-name="P22">4-4-4-2-2 (A-Z order)</text:p>
                  </text:list-item>
                </text:list>
              </text:list-item>
              <text:list-item>
                <text:p text:style-name="P20">この sequence は、マイナスか？</text:p>
                <text:list>
                  <text:list-item>
                    <text:p text:style-name="P20">2-2-2-2 (A-Z order)</text:p>
                  </text:list-item>
                </text:list>
              </text:list-item>
            </text:list>
          </table:table-cell>
        </table:table-row>
      </table:table>
      <text:list xml:id="list39425799" text:continue-list="list39416469" text:style-name="L6">
        <text:list-item>
          <text:list>
            <text:list-item>
              <text:p text:style-name="P35"/>
            </text:list-item>
          </text:list>
        </text:list-item>
      </text:list>
      <text:p text:style-name="P5"/>
      <text:p text:style-name="P5">[next]</text:p>
      <text:list xml:id="list2621322639589935079" text:style-name="L8">
        <text:list-item>
          <text:p text:style-name="P36">TASK : slice bar data file ==&gt; </text:p>
          <text:list>
            <text:list-item>
              <text:p text:style-name="P36"><text:soft-page-break/>TASKS-13</text:p>
            </text:list-item>
          </text:list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8"/>
      <text:p text:style-name="P11"/>
      <text:p text:style-name="P5"><text:span text:style-name="T3">13.X_X</text:span>---------------------------------------------------------------------------</text:p>
      <text:p text:style-name="P15">res free# JVEMV6 44#13.24_1 / 44. currency / 13. TASKS / 24. gen-technical-data / 20200518_124246</text:p>
      <text:p text:style-name="P3"/>
      <text:p text:style-name="P5">[do] <text:span text:style-name="T1">#_ </text:span></text:p>
      <text:list xml:id="list8217061100525965975" text:style-name="L9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//_20200518_124428:tmp (init())</text:p>
                </text:list-item>
                <text:list-item>
                  <text:p text:style-name="P37">//_20200428_144229:head</text:p>
                </text:list-item>
                <text:list-item>
                  <text:p text:style-name="P37">//_20200518_124948:tmp ==&gt; data : body</text:p>
                </text:list-item>
                <text:list-item>
                  <text:p text:style-name="P37">//_20200518_125012:tmp ==&gt; data : header</text:p>
                </text:list-item>
              </text:list>
            </text:list-item>
            <text:list-item>
              <text:p text:style-name="P37"><text:span text:style-name="T1">#_ </text:span>T-1.1 : data : body ==&gt; MFI</text:p>
              <text:list>
                <text:list-item>
                  <text:p text:style-name="P37"><text:span text:style-name="T1">#_ </text:span>CODE</text:p>
                  <text:list>
                    <text:list-item>
                      <text:p text:style-name="P37">TEST ==&gt; OK</text:p>
                    </text:list-item>
                  </text:list>
                </text:list-item>
                <text:list-item>
                  <text:p text:style-name="P37"><text:span text:style-name="T1">#_ </text:span>CODE : normalize double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data : body ==&gt; RSI</text:p>
              <text:list>
                <text:list-item>
                  <text:p text:style-name="P37">CODE : //_20200518_131109:tmp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3 : data : body ==&gt; Force</text:p>
              <text:list>
                <text:list-item>
                  <text:p text:style-name="P37">CODE : //_20200518_132500:tmp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<text:soft-page-break/>Force ==&gt; period → to 20</text:p>
                    </text:list-item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4 : sheet</text:p>
              <text:list>
                <text:list-item>
                  <text:p text:style-name="P37">log_JVE_44_13_24.[session-1].ods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75653145813243494" text:style-name="L10">
        <text:list-item>
          <text:p text:style-name="P38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1"/>
      <text:p text:style-name="P7"/>
      <text:p text:style-name="P5"><text:span text:style-name="T3">13.26_X</text:span>---------------------------------------------------------------------------</text:p>
      <text:p text:style-name="P15">res free# JVEMV6 44#13.26_1 / 44. currency / 13. TASKS / 26. combined-list-external-file / 20200519_185739</text:p>
      <text:p text:style-name="P3"/>
      <text:p text:style-name="P5">[do] <text:span text:style-name="T1">#_ </text:span></text:p>
      <text:list xml:id="list65767314354856836" text:style-name="L21">
        <text:list-item>
          <text:p text:style-name="P43">REVIEW </text:p>
        </text:list-item>
        <text:list-item>
          <text:p text:style-name="P43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2">ref : </text:span><text:span text:style-name="T8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9445622" text:continue-numbering="true" text:style-name="L21">
        <text:list-item>
          <text:list>
            <text:list-item>
              <text:p text:style-name="P43">T-1.1 : controller</text:p>
              <text:list>
                <text:list-item>
                  <text:p text:style-name="P43">CODE : new FUNC : <text:soft-page-break/>“tasks_26_Gen_Combined_Trade_Result_List”</text:p>
                </text:list-item>
                <text:list-item>
                  <text:p text:style-name="P43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</table:table>
      <text:list xml:id="list39427997" text:continue-numbering="true" text:style-name="L21">
        <text:list-item>
          <text:list>
            <text:list-item>
              <text:list>
                <text:list-item>
                  <text:list>
                    <text:list-item>
                      <text:p text:style-name="P43">==&gt; OK : “Missing View”</text:p>
                    </text:list-item>
                  </text:list>
                </text:list-item>
              </text:list>
            </text:list-item>
            <text:list-item>
              <text:p text:style-name="P43">T-1.2 : view</text:p>
              <text:list>
                <text:list-item>
                  <text:p text:style-name="P43">DUP : util_3___gen__trading__result__list.ctp</text:p>
                </text:list-item>
                <text:list-item>
                  <text:p text:style-name="P43">edit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logic</text:p>
              <text:list>
                <text:list-item>
                  <text:p text:style-name="P43">//_20200519_191713:tmp (\Controller\FxUtilitiesController.php)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P5">[next]</text:p>
      <text:list xml:id="list4946594065403706292" text:style-name="L20">
        <text:list-item>
          <text:p text:style-name="P42">TASK : cont. (TASKS-26)</text:p>
          <text:list>
            <text:list-item>
              <text:p text:style-name="P42">//_20200519_192026:next</text:p>
            </text:list-item>
          </text:list>
        </text:list-item>
      </text:list>
      <text:p text:style-name="P5">[further]</text:p>
      <text:p text:style-name="P12"><text:span text:style-name="T9"><text:line-break/></text:span><text:span text:style-name="T10">[/ XXX] 20200519_192120</text:span></text:p>
      <text:p text:style-name="P17"/>
      <text:p text:style-name="P11">@@@</text:p>
      <text:p text:style-name="P7"/>
      <text:p text:style-name="P5"><text:span text:style-name="T3">13.26_X</text:span>---------------------------------------------------------------------------</text:p>
      <text:p text:style-name="P15">res free# JVEMV6 44#13.26_1 / 44. currency / 13. TASKS / 26. combined-list-external-file / 20200519_185739</text:p>
      <text:p text:style-name="P7"/>
      <text:p text:style-name="P5">[do] <text:span text:style-name="T1">#_ </text:span></text:p>
      <text:list xml:id="list39438548" text:continue-list="list39433054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5"/>
      <text:p text:style-name="P5"><text:soft-page-break/>[next]</text:p>
      <text:list xml:id="list585748490879554009" text:style-name="L22">
        <text:list-item>
          <text:p text:style-name="P44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7"/>
      <text:p text:style-name="P7"/>
      <text:p text:style-name="P5"><text:span text:style-name="T3">13.25_X</text:span>---------------------------------------------------------------------------</text:p>
      <text:p text:style-name="P15">res free# JVEMV6 44#13.25_1 / 44. currency / 13. TASKS / 25. gen-stats-data-to-log-file / XXX</text:p>
      <text:p text:style-name="P3"/>
      <text:p text:style-name="P5">[do] <text:span text:style-name="T1">#_ </text:span></text:p>
      <text:list xml:id="list39431777" text:continue-list="list39438548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5"/>
      <text:p text:style-name="P5">[next]</text:p>
      <text:list xml:id="list8163579981666873991" text:style-name="L11">
        <text:list-item>
          <text:p text:style-name="P39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7"/>
      <text:p text:style-name="P3"/>
      <text:p text:style-name="P6"><text:span text:style-name="T2">10.3.3_X</text:span>---------------------------------------------------------------------------</text:p>
      <text:p text:style-name="P4">res free# JVEMV6 44#10.3.3_4 / 44. currency / 10. prog-php / 3. admin / 3. slice-raw-data / XXX</text:p>
      <text:p text:style-name="P3"/>
      <text:p text:style-name="P5">[do] <text:span text:style-name="T1">#_ </text:span></text:p>
      <text:list xml:id="list39437978" text:continue-list="list39431777" text:style-name="L1">
        <text:list-item>
          <text:p text:style-name="P30">REVIEW </text:p>
        </text:list-item>
        <text:list-item>
          <text:p text:style-name="P30">TASK-1 : TASKS-13 (cont.)</text:p>
          <text:list>
            <text:list-item>
              <text:list>
                <text:list-item>
                  <text:p text:style-name="P30"><text:soft-page-break/>//_20200504_170156:next ( <text:s/>lib_fx_admin.php )</text:p>
                </text:list-item>
                <text:list-item>
                  <text:p text:style-name="P30">==&gt; delete : debug return line</text:p>
                </text:list-item>
                <text:list-item>
                  <text:p text:style-name="P30">==&gt; see sliced weeks dates → as intended ?</text:p>
                </text:list-item>
              </text:list>
            </text:list-item>
            <text:list-item>
              <text:p text:style-name="P30"/>
            </text:list-item>
          </text:list>
        </text:list-item>
      </text:list>
      <text:p text:style-name="P5"/>
      <text:p text:style-name="P5">[next]</text:p>
      <text:list xml:id="list8248727546068184521" text:style-name="L12">
        <text:list-item>
          <text:p text:style-name="P40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7"/>
      <text:p text:style-name="P7"/>
      <text:p text:style-name="P3"/>
      <text:p text:style-name="P3">------------------------------------------------ [TEMPLATE] 20191224_144528</text:p>
      <text:p text:style-name="P5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5">[do] <text:span text:style-name="T1">#_ </text:span></text:p>
      <text:list xml:id="list39427589" text:continue-list="list39437978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5"/>
      <text:p text:style-name="P5">[next]</text:p>
      <text:list xml:id="list1386880896954275866" text:style-name="L13">
        <text:list-item>
          <text:p text:style-name="P41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7"/>
      <text:p text:style-name="P17"><text:soft-page-break/></text:p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9">------------------------------------------------------- [STEPS : start] 20191224_114459</text:p>
      <text:list xml:id="list6710677987705986919" text:style-name="L14">
        <text:list-item>
          <text:p text:style-name="P4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9421820" text:continue-numbering="true" text:style-name="L14">
        <text:list-item>
          <text:p text:style-name="P45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7610688662313938261" text:style-name="L15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134488019391833169" text:style-name="L16">
              <text:list-item>
                <text:p text:style-name="P23">M – w &gt; a (new window)</text:p>
              </text:list-item>
              <text:list-item>
                <text:p text:style-name="P23">doc 2 : select → session number</text:p>
              </text:list-item>
              <text:list-item>
                <text:p text:style-name="P23">doc 1</text:p>
                <text:list>
                  <text:list-item>
                    <text:p text:style-name="P23">DUP → template</text:p>
                  </text:list-item>
                  <text:list-item>
                    <text:p text:style-name="P23">session num → paste</text:p>
                  </text:list-item>
                </text:list>
              </text:list-item>
              <text:list-item>
                <text:p text:style-name="P23">doc 2 : select → session string</text:p>
              </text:list-item>
              <text:list-item>
                <text:p text:style-name="P2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288913934227682101" text:style-name="L17">
              <text:list-item>
                <text:p text:style-name="P24">commit</text:p>
                <text:list>
                  <text:list-item>
                    <text:p text:style-name="P24">jve</text:p>
                  </text:list-item>
                  <text:list-item>
                    <text:p text:style-name="P2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950208602964343397" text:style-name="L18">
              <text:list-item>
                <text:p text:style-name="P25">doc 1 : select → git push, echo</text:p>
              </text:list-item>
              <text:list-item>
                <text:p text:style-name="P2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<text:soft-page-break/>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570907708532419423" text:style-name="L19">
              <text:list-item>
                <text:p text:style-name="P26">eclipse</text:p>
              </text:list-item>
              <text:list-item>
                <text:p text:style-name="P26">mt4</text:p>
              </text:list-item>
              <text:list-item>
                <text:p text:style-name="P26">folders</text:p>
              </text:list-item>
              <text:list-item>
                <text:p text:style-name="P26">sakura files</text:p>
              </text:list-item>
              <text:list-item>
                <text:p text:style-name="P26">docs</text:p>
              </text:list-item>
            </text:list>
          </table:table-cell>
        </table:table-row>
      </table:table>
      <text:list xml:id="list39439402" text:continue-list="list7610688662313938261" text:style-name="L15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9438955" text:continue-numbering="true" text:style-name="L15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9435391" text:continue-numbering="true" text:style-name="L15">
        <text:list-item>
          <text:p text:style-name="P27">move “<text:span text:style-name="T4">@@@</text:span>”</text:p>
        </text:list-item>
        <text:list-item>
          <text:p text:style-name="P47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><text:soft-page-break/></text:p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9T19:21:55.53</dc:date>
    <dc:creator>iwabuchi ken</dc:creator>
    <meta:editing-duration>P5DT15H37M8S</meta:editing-duration>
    <meta:editing-cycles>653</meta:editing-cycles>
    <meta:generator>OpenOffice/4.1.3$Win32 OpenOffice.org_project/413m1$Build-9783</meta:generator>
    <meta:document-statistic meta:table-count="12" meta:image-count="0" meta:object-count="0" meta:page-count="14" meta:paragraph-count="270" meta:word-count="1045" meta:character-count="8969"/>
  </office:meta>
</office:document-meta>
</file>